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>
      <style:graphic-properties svg:stroke-color="#808080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/>
    </style:style>
    <style:style style:name="gr4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/>
    </style:style>
    <style:style style:name="gr5" style:family="graphic" style:parent-style-name="standard">
      <style:graphic-properties draw:stroke="none" draw:stroke-dash="Dashed_20__28_var_29__20_1" svg:stroke-width="0cm" svg:stroke-color="#000000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/>
    </style:style>
    <style:style style:name="gr6" style:family="graphic" style:parent-style-name="standard">
      <style:graphic-properties svg:stroke-color="#808080" draw:fill="solid" draw:fill-color="#6666ff" draw:textarea-horizontal-align="justify" draw:textarea-vertical-align="middle" draw:auto-grow-height="true" fo:min-height="0.406cm" fo:padding-top="0.051cm" fo:padding-bottom="0.051cm" fo:padding-left="0.127cm" fo:padding-right="0.127cm" fo:wrap-option="wrap"/>
    </style:style>
    <style:style style:name="gr7" style:family="graphic" style:parent-style-name="standard">
      <style:graphic-properties draw:stroke="dash" draw:stroke-dash="Fine_20_Dashed" svg:stroke-color="#808080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/>
    </style:style>
    <style:style style:name="gr8" style:family="graphic" style:parent-style-name="standard">
      <style:graphic-properties svg:stroke-color="#808080" draw:fill="solid" draw:fill-color="#808080" draw:textarea-horizontal-align="justify" draw:textarea-vertical-align="top" draw:auto-grow-height="true" fo:min-height="0.406cm" fo:padding-top="0.051cm" fo:padding-bottom="0.051cm" fo:padding-left="0.127cm" fo:padding-right="0.127cm" fo:wrap-option="wrap"/>
    </style:style>
    <style:style style:name="gr9" style:family="graphic" style:parent-style-name="standard">
      <style:graphic-properties svg:stroke-color="#808080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/>
    </style:style>
    <style:style style:name="gr10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/>
    </style:style>
    <style:style style:name="gr11" style:family="graphic" style:parent-style-name="standard">
      <style:graphic-properties draw:stroke="none" draw:fill="none" fo:min-height="0.375cm"/>
    </style:style>
    <style:style style:name="gr12" style:family="graphic" style:parent-style-name="standard">
      <style:graphic-properties draw:stroke="none" draw:fill="none" fo:min-height="0.32cm"/>
    </style:style>
    <style:style style:name="gr13" style:family="graphic" style:parent-style-name="standard">
      <style:graphic-properties draw:stroke="solid" draw:stroke-dash="Fine_20_Dashed" svg:stroke-color="#808080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/>
    </style:style>
    <style:style style:name="gr14" style:family="graphic" style:parent-style-name="standard">
      <style:graphic-properties svg:stroke-color="#808080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/>
    </style:style>
    <style:style style:name="gr15" style:family="graphic" style:parent-style-name="standard">
      <style:graphic-properties svg:stroke-color="#808080" draw:fill="solid" draw:fill-color="#e6e6ff" draw:textarea-horizontal-align="justify" draw:textarea-vertical-align="top" draw:auto-grow-height="true" fo:min-height="0.406cm" fo:padding-top="0.051cm" fo:padding-bottom="0.051cm" fo:padding-left="0.127cm" fo:padding-right="0.127cm" fo:wrap-option="wrap"/>
    </style:style>
    <style:style style:name="gr16" style:family="graphic" style:parent-style-name="standard">
      <style:graphic-properties svg:stroke-color="#808080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/>
    </style:style>
    <style:style style:name="gr17" style:family="graphic" style:parent-style-name="standard">
      <style:graphic-properties svg:stroke-color="#808080" draw:fill="solid" draw:fill-color="#eeeeee" draw:textarea-horizontal-align="justify" draw:textarea-vertical-align="middle" draw:auto-grow-height="true" fo:min-height="0.28cm" fo:min-width="0cm" fo:padding-top="0.051cm" fo:padding-bottom="0.051cm" fo:padding-left="0.178cm" fo:padding-right="0.178cm" fo:wrap-option="wrap"/>
    </style:style>
    <style:style style:name="gr18" style:family="graphic" style:parent-style-name="standard">
      <style:graphic-properties svg:stroke-color="#808080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/>
    </style:style>
    <style:style style:name="gr19" style:family="graphic" style:parent-style-name="standard">
      <style:graphic-properties svg:stroke-color="#808080" draw:fill="solid" draw:fill-color="#ffffff" draw:textarea-horizontal-align="right" draw:textarea-vertical-align="middle" draw:auto-grow-height="false" fo:padding-top="0cm" fo:padding-bottom="0cm" fo:padding-left="1.524cm" fo:padding-right="0.254cm" fo:wrap-option="wrap" style:protect="size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svg:stroke-width="0cm" svg:stroke-color="#808080" draw:marker-start-width="0.2cm" draw:marker-end-width="0.2cm" draw:fill="solid" draw:fill-color="#ffffff" draw:textarea-horizontal-align="center" draw:textarea-vertical-align="middle" draw:auto-grow-height="false" fo:padding-top="0cm" fo:padding-bottom="0cm" fo:padding-left="2.794cm" fo:padding-right="0.254cm" fo:wrap-option="wrap"/>
    </style:style>
    <style:style style:name="gr22" style:family="graphic" style:parent-style-name="standard">
      <style:graphic-properties svg:stroke-color="#808080" draw:fill="solid" draw:fill-color="#cccccc" draw:textarea-horizontal-align="center" draw:textarea-vertical-align="middle" draw:auto-grow-height="false" fo:padding-left="0.254cm" fo:padding-right="0.254cm"/>
    </style:style>
    <style:style style:name="gr23" style:family="graphic" style:parent-style-name="standard">
      <style:graphic-properties svg:stroke-color="#808080" draw:fill="solid" draw:fill-color="#ffffff" draw:textarea-horizontal-align="left" draw:textarea-vertical-align="middle" draw:auto-grow-height="false" fo:padding-top="0.051cm" fo:padding-bottom="0.051cm" fo:padding-left="0.178cm" fo:padding-right="0.178cm"/>
    </style:style>
    <style:style style:name="gr24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svg:stroke-color="#808080" draw:fill="solid" draw:fill-color="#eeeeee" draw:textarea-horizontal-align="justify" draw:textarea-vertical-align="middle" draw:auto-grow-height="false"/>
    </style:style>
    <style:style style:name="gr26" style:family="graphic" style:parent-style-name="standard">
      <style:graphic-properties svg:stroke-color="#808080" draw:fill="solid" draw:fill-color="#ffffff" draw:textarea-horizontal-align="left" draw:textarea-vertical-align="top" draw:auto-grow-height="true" fo:min-height="0.879cm" fo:padding-top="0.051cm" fo:padding-bottom="0.051cm" fo:padding-left="0.178cm" fo:padding-right="0.178cm" fo:wrap-option="wrap"/>
    </style:style>
    <style:style style:name="gr27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svg:stroke-color="#808080" draw:fill="solid" draw:fill-color="#ffffff" draw:textarea-horizontal-align="right" draw:textarea-vertical-align="middle" draw:auto-grow-height="false" fo:padding-top="0.025cm" fo:padding-bottom="0.025cm" fo:padding-left="1.27cm" fo:padding-right="0.254cm" fo:wrap-option="wrap" style:protect="size"/>
    </style:style>
    <style:style style:name="gr29" style:family="graphic" style:parent-style-name="standard">
      <style:graphic-properties svg:stroke-color="#808080" draw:fill="solid" draw:fill-color="#eeeeee" draw:textarea-horizontal-align="center" draw:textarea-vertical-align="middle" draw:auto-grow-height="true" fo:min-height="0.243cm" fo:padding-top="0.025cm" fo:padding-bottom="0.025cm" fo:padding-left="0.025cm" fo:padding-right="0.025cm" fo:wrap-option="wrap"/>
    </style:style>
    <style:style style:name="gr30" style:family="graphic" style:parent-style-name="standard">
      <style:graphic-properties svg:stroke-color="#808080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/>
    </style:style>
    <style:style style:name="gr31" style:family="graphic" style:parent-style-name="objectwithoutfill">
      <style:graphic-properties svg:stroke-color="#808080" draw:fill="none" draw:textarea-vertical-align="middle"/>
    </style:style>
    <style:style style:name="gr32" style:family="graphic" style:parent-style-name="standard">
      <style:graphic-properties svg:stroke-color="#808080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/>
    </style:style>
    <style:style style:name="gr33" style:family="graphic" style:parent-style-name="standard">
      <style:graphic-properties svg:stroke-color="#808080" draw:fill="solid" draw:fill-color="#ffffff" draw:textarea-horizontal-align="center" draw:textarea-vertical-align="middle" draw:auto-grow-height="true" fo:min-height="0.273cm" fo:padding-top="0.025cm" fo:padding-bottom="0.025cm" fo:padding-left="0.025cm" fo:padding-right="0.025cm" fo:wrap-option="wrap"/>
    </style:style>
    <style:style style:name="gr34" style:family="graphic" style:parent-style-name="standard">
      <style:graphic-properties draw:stroke="solid" svg:stroke-color="#808080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svg:stroke-color="#808080" draw:fill="solid" draw:fill-color="#ffffff" draw:textarea-horizontal-align="right" draw:textarea-vertical-align="middle" draw:auto-grow-height="false" fo:padding-top="0.025cm" fo:padding-bottom="0.025cm" fo:padding-left="2.108cm" fo:padding-right="0.254cm" fo:wrap-option="wrap"/>
    </style:style>
    <style:style style:name="gr36" style:family="graphic" style:parent-style-name="standard">
      <style:graphic-properties svg:stroke-color="#808080" draw:fill="solid" draw:fill-color="#cccccc" draw:textarea-horizontal-align="justify" draw:textarea-vertical-align="middle" draw:auto-grow-height="false"/>
    </style:style>
    <style:style style:name="gr37" style:family="graphic" style:parent-style-name="standard">
      <style:graphic-properties svg:stroke-color="#808080" draw:fill="solid" draw:fill-color="#ffffff" draw:textarea-horizontal-align="center" draw:textarea-vertical-align="bottom" draw:auto-grow-height="false" fo:min-height="0.879cm" fo:padding-top="0cm" fo:padding-bottom="-0.305cm" fo:padding-left="0.178cm" fo:padding-right="0.178cm" fo:wrap-option="wrap"/>
    </style:style>
    <style:style style:name="gr38" style:family="graphic" style:parent-style-name="standard">
      <style:graphic-properties svg:stroke-color="#808080" draw:fill="solid" draw:fill-color="#ffffff" draw:textarea-horizontal-align="center" draw:textarea-vertical-align="bottom" draw:auto-grow-height="false" fo:min-height="0.879cm" fo:padding-top="0cm" fo:padding-bottom="0cm" fo:padding-left="0.178cm" fo:padding-right="0.178cm" fo:wrap-option="wrap"/>
    </style:style>
    <style:style style:name="gr39" style:family="graphic" style:parent-style-name="standard">
      <style:graphic-properties svg:stroke-color="#808080" draw:fill="solid" draw:fill-color="#eeeeee" draw:textarea-horizontal-align="center" draw:textarea-vertical-align="bottom" draw:auto-grow-height="false" fo:min-height="0.879cm" fo:padding-top="0.051cm" fo:padding-bottom="0.051cm" fo:padding-left="0.178cm" fo:padding-right="0.178cm" fo:wrap-option="wrap"/>
    </style:style>
    <style:style style:name="gr40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41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969cm" fo:padding-top="0.025cm" fo:padding-bottom="0.025cm" fo:padding-left="0.178cm" fo:padding-right="0.178cm" fo:wrap-option="wrap"/>
    </style:style>
    <style:style style:name="gr42" style:family="graphic" style:parent-style-name="standard">
      <style:graphic-properties draw:stroke="none" svg:stroke-color="#808080" draw:fill="gradient" draw:fill-color="#eeeeee" draw:fill-gradient-name="Gray_20_Gradient_20_2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4" style:family="graphic" style:parent-style-name="standard">
      <style:graphic-properties svg:stroke-color="#808080" draw:fill="none" draw:fill-color="#eeeeee" draw:textarea-horizontal-align="justify" draw:textarea-vertical-align="middle" draw:auto-grow-height="false"/>
    </style:style>
    <style:style style:name="gr45" style:family="graphic" style:parent-style-name="standard">
      <style:graphic-properties svg:stroke-color="#808080" draw:fill="solid" draw:fill-color="#ffffff" draw:textarea-horizontal-align="left" draw:textarea-vertical-align="middle" draw:auto-grow-height="true" fo:min-height="1.121cm" fo:padding-top="0.051cm" fo:padding-bottom="0.051cm" fo:padding-left="0.178cm" fo:padding-right="0.178cm" fo:wrap-option="wrap"/>
    </style:style>
    <style:style style:name="gr46" style:family="graphic" style:parent-style-name="standard">
      <style:graphic-properties svg:stroke-color="#808080" draw:fill="solid" draw:fill-color="#eeeeee" draw:textarea-horizontal-align="left" draw:textarea-vertical-align="top" draw:auto-grow-height="true" fo:min-height="0.259cm" fo:padding-top="0.051cm" fo:padding-bottom="0.051cm" fo:padding-left="0.178cm" fo:padding-right="0.178cm" fo:wrap-option="wrap"/>
    </style:style>
    <style:style style:name="gr47" style:family="graphic" style:parent-style-name="standard">
      <style:graphic-properties svg:stroke-color="#808080" draw:fill="solid" draw:fill-color="#eeeeee" draw:textarea-horizontal-align="justify" draw:textarea-vertical-align="middle" draw:auto-grow-height="false"/>
    </style:style>
    <style:style style:name="gr48" style:family="graphic" style:parent-style-name="standard">
      <style:graphic-properties svg:stroke-color="#808080" draw:fill="solid" draw:fill-color="#ffffff" draw:textarea-horizontal-align="justify" draw:textarea-vertical-align="middle" draw:auto-grow-height="true" fo:min-height="0.862cm" fo:padding-top="0.051cm" fo:padding-bottom="0.051cm" fo:padding-left="0.127cm" fo:padding-right="0.127cm" fo:wrap-option="wrap"/>
    </style:style>
    <style:style style:name="gr49" style:family="graphic" style:parent-style-name="standard">
      <style:graphic-properties svg:stroke-color="#808080" draw:marker-end="Arrow" draw:textarea-vertical-align="middle"/>
    </style:style>
    <style:style style:name="gr50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285cm" fo:padding-top="0.051cm" fo:padding-bottom="0.051cm" fo:padding-left="0.127cm" fo:padding-right="0.127cm" fo:wrap-option="wrap"/>
    </style:style>
    <style:style style:name="gr51" style:family="graphic" style:parent-style-name="standard">
      <style:graphic-properties svg:stroke-color="#808080" draw:fill="solid" draw:fill-color="#808080" draw:textarea-horizontal-align="justify" draw:textarea-vertical-align="top" draw:auto-grow-height="true" fo:min-height="0.279cm" fo:padding-top="0.051cm" fo:padding-bottom="0.051cm" fo:padding-left="0.127cm" fo:padding-right="0.127cm" fo:wrap-option="wrap"/>
    </style:style>
    <style:style style:name="gr52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53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279cm" fo:padding-top="0.051cm" fo:padding-bottom="0.051cm" fo:padding-left="0.127cm" fo:padding-right="0.127cm" fo:wrap-option="wrap"/>
    </style:style>
    <style:style style:name="gr54" style:family="graphic" style:parent-style-name="standard">
      <style:graphic-properties svg:stroke-color="#808080" draw:fill="solid" draw:fill-color="#808080" draw:textarea-horizontal-align="justify" draw:textarea-vertical-align="top" draw:auto-grow-height="true" fo:min-height="0.285cm" fo:padding-top="0.051cm" fo:padding-bottom="0.051cm" fo:padding-left="0.127cm" fo:padding-right="0.127cm" fo:wrap-option="wrap"/>
    </style:style>
    <style:style style:name="gr55" style:family="graphic" style:parent-style-name="standard">
      <style:graphic-properties svg:stroke-color="#808080" draw:marker-end="Arrowheads_20_1" draw:textarea-vertical-align="middle"/>
    </style:style>
    <style:style style:name="gr56" style:family="graphic" style:parent-style-name="standard">
      <style:graphic-properties svg:stroke-color="#808080" draw:marker-end="Arrowheads_20_2" draw:textarea-vertical-align="middle"/>
    </style:style>
    <style:style style:name="gr57" style:family="graphic" style:parent-style-name="standard">
      <style:graphic-properties svg:stroke-color="#808080" draw:marker-end="Arrowheads_20_3" draw:textarea-vertical-align="middle"/>
    </style:style>
    <style:style style:name="gr58" style:family="graphic" style:parent-style-name="standard">
      <style:graphic-properties draw:stroke="dash" draw:stroke-dash="Fine_20_Dashed" svg:stroke-color="#808080" draw:marker-end="Arrowheads_20_4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62" style:family="graphic" style:parent-style-name="objectwithoutfill">
      <style:graphic-properties svg:stroke-width="0cm" svg:stroke-color="#999999" draw:marker-start-width="0.2cm" draw:marker-end-width="0.2cm" draw:fill="none" draw:textarea-vertical-align="middle" fo:padding-top="0.125cm" fo:padding-bottom="0.125cm" fo:padding-left="0.25cm" fo:padding-right="0.25cm"/>
    </style:style>
    <style:style style:name="gr63" style:family="graphic" style:parent-style-name="objectwithoutfill">
      <style:graphic-properties svg:stroke-color="#999999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5" style:family="graphic" style:parent-style-name="standard">
      <style:graphic-properties draw:stroke="dash" draw:stroke-dash="Fine_20_Dashed" svg:stroke-color="#808080" draw:marker-end="Arrowheads_20_3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9cm" fo:min-width="0cm"/>
    </style:style>
    <style:style style:name="gr68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/>
    </style:style>
    <style:style style:name="gr69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204cm" fo:padding-top="0.051cm" fo:padding-bottom="0.051cm" fo:padding-left="0.127cm" fo:padding-right="0.127cm" fo:wrap-option="wrap"/>
    </style:style>
    <style:style style:name="gr70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1.603cm" fo:padding-top="0.051cm" fo:padding-bottom="0.051cm" fo:padding-left="0.127cm" fo:padding-right="0.127cm" fo:wrap-option="wrap"/>
    </style:style>
    <style:style style:name="gr71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1.413cm" fo:padding-top="0.051cm" fo:padding-bottom="0.051cm" fo:padding-left="0.127cm" fo:padding-right="0.127cm" fo:wrap-option="wrap"/>
    </style:style>
    <style:style style:name="gr7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start"/>
      <style:text-properties fo:color="#808080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fo:color="#000000" fo:font-size="9pt" fo:font-weight="normal" style:font-size-asian="9pt" style:font-weight-asian="normal" style:font-size-complex="9pt" style:font-weight-complex="normal"/>
    </style:style>
    <style:style style:name="P10" style:family="paragraph">
      <style:paragraph-properties fo:text-align="center"/>
      <style:text-properties fo:color="#6666ff" fo:font-size="9pt" fo:font-weight="normal" style:font-size-asian="9pt" style:font-weight-asian="normal" style:font-size-complex="9pt" style:font-weight-complex="normal"/>
    </style:style>
    <style:style style:name="P11" style:family="paragraph">
      <style:paragraph-properties fo:text-align="start"/>
      <style:text-properties fo:color="#ffffff"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text-align="start"/>
      <style:text-properties fo:color="#6666ff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color="#6666ff" fo:font-size="9pt" fo:font-weight="bold" style:font-size-asian="9pt" style:font-weight-asian="bold" style:font-size-complex="9pt" style:font-weight-complex="bold"/>
    </style:style>
    <style:style style:name="P14" style:family="paragraph">
      <style:paragraph-properties fo:text-align="start"/>
      <style:text-properties fo:color="#000000" fo:font-size="9pt" fo:font-weight="normal" style:font-size-asian="9pt" style:font-weight-asian="normal" style:font-size-complex="9pt" style:font-weight-complex="normal"/>
    </style:style>
    <style:style style:name="P15" style:family="paragraph">
      <style:paragraph-properties fo:text-align="center"/>
      <style:text-properties fo:font-size="6pt" style:font-size-asian="6pt" style:font-size-complex="6pt"/>
    </style:style>
    <style:style style:name="P16" style:family="paragraph">
      <style:paragraph-properties fo:text-align="start"/>
      <style:text-properties fo:font-size="6pt" style:font-size-asian="6pt" style:font-size-complex="6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style:paragraph-properties fo:text-align="center"/>
      <style:text-properties fo:color="#808080" fo:font-size="6pt" style:font-size-asian="6pt" style:font-size-complex="6pt"/>
    </style:style>
    <style:style style:name="P19" style:family="paragraph">
      <style:paragraph-properties fo:line-height="150%" fo:text-align="center"/>
    </style:style>
    <style:style style:name="P20" style:family="paragraph">
      <style:paragraph-properties fo:line-height="150%" fo:text-align="center"/>
      <style:text-properties fo:font-size="6pt" style:font-size-asian="6pt" style:font-size-complex="6pt"/>
    </style:style>
    <style:style style:name="P21" style:family="paragraph">
      <style:paragraph-properties fo:text-align="center"/>
      <style:text-properties fo:color="#808080" fo:font-size="3pt" style:font-size-asian="3pt" style:font-size-complex="3pt"/>
    </style:style>
    <style:style style:name="P22" style:family="paragraph">
      <style:text-properties fo:color="#808080" fo:font-size="4pt" style:font-size-asian="4pt" style:font-size-complex="4pt"/>
    </style:style>
    <style:style style:name="P23" style:family="paragraph">
      <style:paragraph-properties fo:text-align="start"/>
      <style:text-properties fo:font-size="8pt" style:font-size-asian="8pt" style:font-size-complex="8pt"/>
    </style:style>
    <style:style style:name="P24" style:family="paragraph">
      <style:paragraph-properties fo:text-align="center"/>
      <style:text-properties fo:color="#808080" fo:font-size="8pt" style:font-size-asian="8pt" style:font-size-complex="8pt"/>
    </style:style>
    <style:style style:name="P25" style:family="paragraph">
      <style:paragraph-properties fo:text-align="center"/>
      <style:text-properties fo:color="#808080" fo:font-size="4pt" style:font-size-asian="4pt" style:font-size-complex="4pt"/>
    </style:style>
    <style:style style:name="P26" style:family="paragraph">
      <style:paragraph-properties fo:line-height="100%" fo:text-align="center"/>
    </style:style>
    <style:style style:name="P27" style:family="paragraph">
      <style:paragraph-properties fo:line-height="100%" fo:text-align="center"/>
      <style:text-properties fo:color="#808080" fo:font-size="6pt" fo:font-weight="bold" style:font-size-asian="6pt" style:font-weight-asian="bold" style:font-size-complex="6pt" style:font-weight-complex="bold"/>
    </style:style>
    <style:style style:name="P28" style:family="paragraph">
      <style:paragraph-properties fo:text-align="center"/>
      <style:text-properties fo:color="#808080" fo:font-size="6pt" fo:font-weight="bold" style:font-size-asian="6pt" style:font-weight-asian="bold" style:font-size-complex="6pt" style:font-weight-complex="bold"/>
    </style:style>
    <style:style style:name="P29" style:family="paragraph">
      <style:paragraph-properties fo:line-height="100%" fo:text-align="justify"/>
    </style:style>
    <style:style style:name="P30" style:family="paragraph">
      <style:paragraph-properties fo:line-height="100%" fo:text-align="justify"/>
      <style:text-properties fo:font-size="5pt" style:font-size-asian="5pt" style:font-size-complex="5pt"/>
    </style:style>
    <style:style style:name="P31" style:family="paragraph"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P3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3" style:family="paragraph">
      <style:paragraph-properties fo:text-align="center"/>
      <style:text-properties fo:color="#808080" fo:font-size="8pt" fo:font-weight="bold" style:font-size-asian="8pt" style:font-weight-asian="bold" style:font-size-complex="8pt" style:font-weight-complex="bold"/>
    </style:style>
    <style:style style:name="P34" style:family="paragraph">
      <style:paragraph-properties fo:line-height="100%"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5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36" style:family="paragraph">
      <style:paragraph-properties fo:text-align="center"/>
      <style:text-properties fo:color="#808080" fo:font-size="10pt" fo:font-weight="bold" style:font-size-asian="10pt" style:font-weight-asian="bold" style:font-size-complex="10pt" style:font-weight-complex="bold"/>
    </style:style>
    <style:style style:name="P37" style:family="paragraph">
      <style:paragraph-properties fo:text-align="center"/>
      <style:text-properties fo:color="#808080" fo:font-size="14pt" fo:font-weight="normal" style:font-size-asian="14pt" style:font-weight-asian="normal" style:font-size-complex="14pt" style:font-weight-complex="normal"/>
    </style:style>
    <style:style style:name="P38" style:family="paragraph">
      <style:text-properties fo:color="#808080" fo:font-size="8pt" style:font-size-asian="8pt" style:font-size-complex="8pt"/>
    </style:style>
    <style:style style:name="P39" style:family="paragraph">
      <style:text-properties fo:color="#999999" style:font-name="Times New Roman" fo:font-size="16pt" fo:font-weight="bold" style:font-size-asian="16pt" style:font-weight-asian="bold" style:font-size-complex="16pt" style:font-weight-complex="bold"/>
    </style:style>
    <style:style style:name="P40" style:family="paragraph">
      <style:text-properties fo:color="#999999" style:font-name="Times New Roman" fo:font-size="9pt" fo:font-weight="bold" style:font-size-asian="9pt" style:font-weight-asian="bold" style:font-size-complex="9pt" style:font-weight-complex="bold"/>
    </style:style>
    <style:style style:name="P41" style:family="paragraph">
      <style:paragraph-properties fo:line-height="100%" fo:text-align="start"/>
    </style:style>
    <style:style style:name="P42" style:family="paragraph">
      <style:paragraph-properties fo:line-height="100%" fo:text-align="start"/>
      <style:text-properties fo:color="#808080" fo:font-size="7pt" style:font-size-asian="7pt" style:font-size-complex="7pt"/>
    </style:style>
    <style:style style:name="P43" style:family="paragraph">
      <style:paragraph-properties fo:line-height="100%" fo:text-align="start"/>
      <style:text-properties fo:color="#808080" fo:font-size="8pt" fo:font-weight="bold" style:font-size-asian="8pt" style:font-weight-asian="bold" style:font-size-complex="8pt" style:font-weight-complex="bold"/>
    </style:style>
    <style:style style:name="P44" style:family="paragraph">
      <style:paragraph-properties fo:text-align="center"/>
      <style:text-properties fo:color="#808080" fo:font-size="8pt" fo:letter-spacing="0.035cm" fo:font-weight="bold" style:font-size-asian="8pt" style:font-weight-asian="bold" style:font-size-complex="8pt" style:font-weight-complex="bold"/>
    </style:style>
    <style:style style:name="P45" style:family="paragraph"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49" style:family="paragraph">
      <style:text-properties fo:color="#808080" style:font-name="Times New Roman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808080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6666ff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6666ff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6666ff"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808080" fo:font-size="6pt" style:font-size-asian="6pt" style:font-size-complex="6pt"/>
    </style:style>
    <style:style style:name="T13" style:family="text">
      <style:text-properties fo:font-size="6pt" fo:font-weight="normal" style:font-size-asian="6pt" style:font-weight-asian="normal" style:font-size-complex="6pt" style:font-weight-complex="normal"/>
    </style:style>
    <style:style style:name="T14" style:family="text">
      <style:text-properties fo:color="#808080" fo:font-size="3pt" style:font-size-asian="3pt" style:font-size-complex="3pt"/>
    </style:style>
    <style:style style:name="T15" style:family="text">
      <style:text-properties fo:color="#808080" fo:font-size="4pt" style:font-size-asian="4pt" style:font-size-complex="4pt"/>
    </style:style>
    <style:style style:name="T16" style:family="text">
      <style:text-properties fo:color="#808080" fo:font-size="6pt" fo:font-weight="bold" style:font-size-asian="6pt" style:font-weight-asian="bold" style:font-size-complex="6pt" style:font-weight-complex="bold"/>
    </style:style>
    <style:style style:name="T17" style:family="text">
      <style:text-properties fo:color="#808080" fo:font-size="6pt" fo:font-style="italic" style:font-size-asian="6pt" style:font-style-asian="italic" style:font-size-complex="6pt" style:font-style-complex="italic"/>
    </style:style>
    <style:style style:name="T18" style:family="text">
      <style:text-properties fo:font-size="6pt" fo:font-weight="bold" style:font-size-asian="6pt" style:font-weight-asian="bold" style:font-size-complex="6pt" style:font-weight-complex="bold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fo:color="#808080" fo:font-size="5pt" style:font-size-asian="5pt" style:font-size-complex="5pt"/>
    </style:style>
    <style:style style:name="T21" style:family="text">
      <style:text-properties fo:font-size="8pt" fo:font-weight="bold" style:font-size-asian="8pt" style:font-weight-asian="bold" style:font-size-complex="8pt" style:font-weight-complex="bold"/>
    </style:style>
    <style:style style:name="T22" style:family="text">
      <style:text-properties fo:color="#808080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4" style:family="text">
      <style:text-properties fo:color="#808080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808080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27" style:family="text">
      <style:text-properties fo:color="#808080" fo:font-size="8pt" style:font-size-asian="8pt" style:font-size-complex="8pt"/>
    </style:style>
    <style:style style:name="T28" style:family="text">
      <style:text-properties fo:color="#999999" style:font-name="Times New Roman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999999" style:font-name="Times New Roman" fo:font-size="9pt" fo:font-weight="bold" style:font-size-asian="9pt" style:font-weight-asian="bold" style:font-size-complex="9pt" style:font-weight-complex="bold"/>
    </style:style>
    <style:style style:name="T30" style:family="text">
      <style:text-properties fo:color="#808080" fo:font-size="7pt" style:font-size-asian="7pt" style:font-size-complex="7pt"/>
    </style:style>
    <style:style style:name="T31" style:family="text">
      <style:text-properties fo:color="#808080" fo:font-size="8pt" fo:letter-spacing="0.035cm" fo:font-weight="bold" style:font-size-asian="8pt" style:font-weight-asian="bold" style:font-size-complex="8pt" style:font-weight-complex="bold"/>
    </style:style>
    <style:style style:name="T32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33" style:family="text">
      <style:text-properties fo:color="#000000" fo:font-size="8pt" fo:letter-spacing="0.035cm" fo:font-weight="normal" style:font-size-asian="8pt" style:font-weight-asian="normal" style:font-size-complex="8pt" style:font-weight-complex="normal"/>
    </style:style>
    <style:style style:name="T34" style:family="text">
      <style:text-properties fo:color="#6666ff" fo:font-size="8pt" fo:letter-spacing="0.035cm" fo:font-weight="bold" style:font-size-asian="8pt" style:font-weight-asian="bold" style:font-size-complex="8pt" style:font-weight-complex="bold"/>
    </style:style>
    <style:style style:name="T35" style:family="text">
      <style:text-properties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808080" style:font-name="Times New Roman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9cm" svg:height="0.762cm" svg:x="1cm" svg:y="1.027cm">
            <text:p text:style-name="P1"><text:span text:style-name="T1">C&amp;S SYMBOLS COLLECTION</text:span></text:p>
          </draw:rect>
          <draw:rect draw:style-name="gr2" draw:text-style-name="P3" draw:layer="layout" svg:width="19cm" svg:height="0.762cm" svg:x="1cm" svg:y="1.762cm">
            <text:p text:style-name="P1"><text:span text:style-name="T2">Data, Relations and UI elements</text:span></text:p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custom-shape draw:style-name="gr3" draw:text-style-name="P5" draw:layer="layout" svg:width="3.556cm" svg:height="0.508cm" svg:x="1.653cm" svg:y="8.747cm">
            <text:p text:style-name="P4"><text:span text:style-name="T3">System 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08cm" svg:x="1.653cm" svg:y="9.255cm">
            <text:p text:style-name="P6"><text:span text:style-name="T4">Cont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role">
          <svg:title>role</svg:title>
          <svg:desc>Role : Actor basic roles (Architect, Admin, Editor, Suscriber, Visitor, User)
-&gt; From UML actor symbol (Use case diagram)</svg:desc>
          <draw:path draw:style-name="gr5" draw:text-style-name="P4" draw:layer="layout" svg:width="0.652cm" svg:height="1.167cm" svg:x="3.091cm" svg:y="4.926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custom-shape draw:style-name="gr6" draw:text-style-name="P5" draw:layer="layout" svg:width="2.54cm" svg:height="0.508cm" svg:x="2.143cm" svg:y="6.218cm">
            <text:p text:style-name="P4"><text:span text:style-name="T3">Role</text:span></text:p>
            <draw:enhanced-geometry svg:viewBox="0 0 21600 21600" draw:type="rectangle" draw:enhanced-path="M 0 0 L 21600 0 21600 21600 0 21600 0 0 Z N"/>
          </draw:custom-shape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7" draw:text-style-name="P8" draw:layer="layout" svg:width="3.556cm" svg:height="0.508cm" svg:x="1.762cm" svg:y="10.652cm">
            <text:p text:style-name="P6"><text:span text:style-name="T5">Cont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2.286cm" svg:height="0.508cm" svg:x="1.762cm" svg:y="10.144cm">
            <text:p text:style-name="P4"><text:span text:style-name="T3">Substruc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entity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3" draw:text-style-name="P5" draw:layer="layout" svg:width="3.556cm" svg:height="0.508cm" svg:x="1.762cm" svg:y="17.129cm">
            <text:p text:style-name="P4"><text:span text:style-name="T3">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08cm" svg:x="1.762cm" svg:y="17.637cm">
            <text:p text:style-name="P6"><text:span text:style-name="T4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08cm" svg:x="1.762cm" svg:y="18.145cm">
            <text:p text:style-name="P6"><text:span text:style-name="T4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input output">
          <svg:title>input-output</svg:title>
          <svg:desc>Input/Output : Input or Output Data, Input or Output devices
-&gt; From Flowchart symbol</svg:desc>
          <draw:custom-shape draw:style-name="gr9" draw:text-style-name="P5" draw:layer="layout" svg:width="3.556cm" svg:height="0.508cm" draw:transform="skewX (0.26162485487395) translate (1.907cm 7.242cm)">
            <text:p text:style-name="P4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3.556cm" svg:height="0.508cm" draw:transform="skewX (0.26162485487395) translate (1.771cm 7.75cm)">
            <text:p text:style-name="P6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" draw:layer="layout" svg:width="3.429cm" svg:height="0.625cm" svg:x="1.889cm" svg:y="7.223cm">
            <draw:text-box>
              <text:p text:style-name="P4"><text:span text:style-name="T3">Input / Output</text:span></text:p>
            </draw:text-box>
          </draw:frame>
          <draw:frame draw:style-name="gr12" draw:text-style-name="P6" draw:layer="layout" svg:width="3.302cm" svg:height="0.57cm" svg:x="1.762cm" svg:y="7.731cm">
            <draw:text-box>
              <text:p text:style-name="P6"><text:span text:style-name="T4">Description</text:span></text:p>
            </draw:text-box>
          </draw:frame>
        </draw:g>
        <draw:g draw:name="package">
          <svg:title>package</svg:title>
          <svg:desc>Package : Folder, Database, set of objects
-&gt; From UML Package symbol ( Package diagram)</svg:desc>
          <draw:custom-shape draw:style-name="gr13" draw:text-style-name="P7" draw:layer="layout" svg:width="3.556cm" svg:height="0.508cm" svg:x="1.762cm" svg:y="12.303cm">
            <text:p text:style-name="P6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2.286cm" svg:height="0.508cm" svg:x="1.762cm" svg:y="11.795cm">
            <text:p text:style-name="P4"><text:span text:style-name="T3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module">
          <svg:title>module</svg:title>
          <svg:desc>Module : Helper, Sub process
-&gt; From Data Flow Symbol</svg:desc>
          <draw:custom-shape draw:style-name="gr4" draw:text-style-name="P9" draw:layer="layout" svg:width="2.54cm" svg:height="0.508cm" svg:x="2.27cm" svg:y="13.446cm">
            <text:p text:style-name="P4"><text:span text:style-name="T6">Modu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08cm" svg:x="1.762cm" svg:y="13.954cm">
            <text:p text:style-name="P6"><text:span text:style-name="T4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508cm" svg:height="0.508cm" svg:x="1.762cm" svg:y="13.446cm">
            <text:p text:style-name="P4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508cm" svg:height="0.508cm" svg:x="4.81cm" svg:y="13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note">
          <svg:title>note</svg:title>
          <svg:desc>Note : Glossary, Dictionary, Comments and Details
-&gt; From UML note symbol</svg:desc>
          <draw:custom-shape draw:style-name="gr14" draw:text-style-name="P10" draw:layer="layout" svg:width="3.048cm" svg:height="0.508cm" svg:x="1.762cm" svg:y="23.387cm">
            <text:p text:style-name="P4"><text:span text:style-name="T7">NO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08cm" svg:x="1.762cm" svg:y="23.895cm">
            <text:p text:style-name="P6"><text:span text:style-name="T4">Detai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" draw:text-style-name="P5" draw:layer="layout" svg:width="0.507cm" svg:height="0.507cm" svg:x="4.81cm" svg:y="23.387cm" svg:viewBox="0 0 508 508" draw:points="0,508 0,0 508,508">
            <text:p/>
          </draw:polygon>
        </draw:g>
        <draw:g draw:name="path source">
          <svg:title>path-source</svg:title>
          <svg:desc>Path source : path of object, Identifier name and absolute/relative path
-&gt; From Data Flow symbol </svg:desc>
          <draw:custom-shape draw:style-name="gr3" draw:text-style-name="P11" draw:layer="layout" svg:width="1.778cm" svg:height="0.508cm" svg:x="1.762cm" svg:y="15.986cm">
            <text:p text:style-name="P6"><text:span text:style-name="T3">Iden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1.778cm" svg:height="0.508cm" svg:x="3.54cm" svg:y="15.986cm">
            <text:p text:style-name="P6"><text:span text:style-name="T4">Path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procedure">
          <svg:title>procedure</svg:title>
          <svg:desc>Procedure : Identfier number step and Tasks / Operations
-&gt; From Data Flow symbol </svg:desc>
          <draw:custom-shape draw:style-name="gr3" draw:text-style-name="P11" draw:layer="layout" svg:width="1.016cm" svg:height="0.508cm" svg:x="1.762cm" svg:y="19.188cm">
            <text:p text:style-name="P6"><text:span text:style-name="T3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08cm" svg:x="1.762cm" svg:y="19.696cm">
            <text:p text:style-name="P6"><text:span text:style-name="T4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2.54cm" svg:height="0.508cm" svg:x="2.778cm" svg:y="19.188cm">
            <text:p text:style-name="P6"><text:span text:style-name="T8">Procedu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4" draw:text-style-name="P13" draw:layer="layout" svg:width="3.048cm" svg:height="0.508cm" svg:x="2.27cm" svg:y="21.528cm">
            <text:p text:style-name="P4"><text:span text:style-name="T9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3.556cm" svg:height="0.508cm" svg:x="1.762cm" svg:y="22.036cm">
            <text:p text:style-name="P6"><text:span text:style-name="T6">Path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" draw:text-style-name="P5" draw:layer="layout" svg:width="0.507cm" svg:height="0.507cm" svg:x="1.762cm" svg:y="21.528cm" svg:viewBox="0 0 508 508" draw:points="508,508 508,0 0,508">
            <text:p/>
          </draw:polygon>
          <draw:custom-shape draw:style-name="gr4" draw:text-style-name="P7" draw:layer="layout" svg:width="3.556cm" svg:height="0.508cm" svg:x="1.762cm" svg:y="22.544cm">
            <text:p text:style-name="P6"><text:span text:style-name="T4">Instruc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input-field" draw:style-name="gr16" draw:text-style-name="P15" draw:layer="layout" svg:width="2.667cm" svg:height="0.381cm" svg:x="15.095cm" svg:y="14.688cm">
          <svg:title>input field</svg:title>
          <svg:desc>mockup ui element</svg:desc>
          <text:p text:style-name="P4"><text:span text:style-name="T10">Inpu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ooltip" draw:style-name="gr17" draw:text-style-name="P15" draw:layer="layout" svg:width="2.667cm" svg:height="0.381cm" svg:x="15.095cm" svg:y="24.199cm">
          <svg:title>tooltip</svg:title>
          <svg:desc>mockup ui element</svg:desc>
          <text:p text:style-name="P4"><text:span text:style-name="T10">Toolti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54.87256371814 33813.612565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button" draw:style-name="gr18" draw:text-style-name="P15" draw:layer="layout" svg:width="1.397cm" svg:height="0.381cm" svg:x="15.095cm" svg:y="14.107cm">
          <svg:title>button</svg:title>
          <svg:desc>mockup ui element</svg:desc>
          <text:p text:style-name="P4"><text:span text:style-name="T10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adio-button" draw:style-name="gr19" draw:text-style-name="P16" draw:layer="layout" svg:width="0.254cm" svg:height="0.254cm" svg:x="15.095cm" svg:y="17.858cm">
          <svg:title>radio-button</svg:title>
          <svg:desc>mockup ui element</svg:desc>
          <text:p text:style-name="P6"><text:span text:style-name="T10">Radio but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radio-button-checked" draw:style-name="gr20">
          <svg:title>radio-button-checked</svg:title>
          <svg:desc>mockup ui element</svg:desc>
          <draw:custom-shape draw:style-name="gr21" draw:text-style-name="P16" draw:layer="layout" svg:width="0.279cm" svg:height="0.279cm" svg:x="15.095cm" svg:y="18.187cm">
            <text:p text:style-name="P6"><text:span text:style-name="T10">Radio button <text:s/>selecte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127cm" svg:height="0.127cm" svg:x="15.171cm" svg:y="18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select-field">
          <draw:custom-shape draw:style-name="gr23" draw:text-style-name="P15" draw:layer="layout" svg:width="2.666cm" svg:height="0.381cm" svg:x="15.095cm" svg:y="18.679cm">
            <text:p text:style-name="P4"><text:span text:style-name="T10">Select fiel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" draw:text-style-name="P4" draw:layer="layout" svg:width="0.254cm" svg:height="0.318cm" svg:x="17.381cm" svg:y="18.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4" draw:layer="layout" svg:width="0.178cm" svg:height="0.178cm" draw:transform="rotate (1.5707963267949) translate (17.419cm 18.958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textarea-field">
          <svg:title>textarea-field</svg:title>
          <svg:desc>mockup ui element</svg:desc>
          <draw:custom-shape draw:style-name="gr26" draw:text-style-name="P17" draw:layer="layout" svg:width="2.666cm" svg:height="1.037cm" svg:x="15.095cm" svg:y="15.429cm">
            <text:p text:style-name="P4"><text:span text:style-name="T10">Textarea field</text:span></text:p>
            <text:p text:style-name="P4"><text:span text:style-name="T11"/></text:p>
            <text:p text:style-name="P4"><text:span text:style-name="T1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7" draw:text-style-name="P18" draw:layer="layout" svg:width="0.254cm" svg:height="0.916cm" svg:x="17.437cm" svg:y="15.489cm">
              <text:p text:style-name="P4"><text:span text:style-name="T12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4" draw:text-style-name="P4" draw:layer="layout" svg:width="0.178cm" svg:height="0.178cm" draw:transform="rotate (1.5707963267949) translate (17.475cm 16.354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4" draw:text-style-name="P4" draw:layer="layout" svg:width="0.178cm" svg:height="0.178cm" draw:transform="rotate (1.5707963267949) translate (17.475cm 15.719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 draw:name="pagination">
          <svg:title>pagination</svg:title>
          <svg:desc>mockup ui element</svg:desc>
          <draw:custom-shape draw:style-name="gr27" draw:text-style-name="P18" draw:layer="layout" svg:width="2.667cm" svg:height="0.254cm" svg:x="15.095cm" svg:y="13.466cm">
            <text:p text:style-name="P4"><text:span text:style-name="T12">1 <text:s text:c="3"/>2 <text:s text:c="2"/>3 <text:s text:c="3"/>.. <text:s text:c="2"/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178cm" svg:height="0.178cm" svg:x="17.513cm" svg:y="13.504cm">
            <text:p/>
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4" draw:text-style-name="P4" draw:layer="layout" svg:width="0.178cm" svg:height="0.178cm" draw:transform="rotate (-3.14159265358979) translate (15.356cm 13.682cm)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name="checkbox" draw:style-name="gr28" draw:text-style-name="P16" draw:layer="layout" svg:width="0.254cm" svg:height="0.254cm" svg:x="15.095cm" svg:y="16.742cm">
          <svg:title>checkbox</svg:title>
          <svg:desc>mockup ui element</svg:desc>
          <text:p text:style-name="P6"><text:span text:style-name="T10">Check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menu" draw:style-name="gr29" draw:text-style-name="P15" draw:layer="layout" svg:width="4.572cm" svg:height="0.323cm" svg:x="15.095cm" svg:y="11.645cm">
          <svg:title>menu</svg:title>
          <svg:desc>mockup ui element</svg:desc>
          <text:p text:style-name="P4"><text:span text:style-name="T10">Menu <text:s text:c="5"/>item 1 <text:s text:c="4"/>item 2 <text:s text:c="4"/>item 3 <text:s text:c="5"/>…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30" draw:text-style-name="P15" draw:layer="layout" svg:width="2.666cm" svg:height="1.037cm" svg:x="15.095cm" svg:y="7.566cm">
            <text:p text:style-name="P4"><text:span text:style-name="T10">Imag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1" draw:text-style-name="P4" draw:layer="layout" svg:x1="15.222cm" svg:y1="7.566cm" svg:x2="17.635cm" svg:y2="8.582cm">
            <text:p/>
          </draw:line>
          <draw:line draw:style-name="gr31" draw:text-style-name="P4" draw:layer="layout" svg:x1="15.222cm" svg:y1="8.582cm" svg:x2="17.635cm" svg:y2="7.566cm">
            <text:p/>
          </draw:line>
        </draw:g>
        <draw:g draw:name="tab">
          <svg:title>tab</svg:title>
          <svg:desc>mockup ui element</svg:desc>
          <draw:custom-shape draw:style-name="gr32" draw:text-style-name="P15" draw:layer="layout" svg:width="1.143cm" svg:height="0.357cm" svg:x="15.095cm" svg:y="12.445cm">
            <text:p text:style-name="P4"><text:span text:style-name="T10">Tab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5" draw:layer="layout" svg:width="1.143cm" svg:height="0.357cm" svg:x="16.238cm" svg:y="12.445cm">
            <text:p text:style-name="P4"><text:span text:style-name="T10">Tab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5" draw:layer="layout" svg:width="1.143cm" svg:height="0.357cm" svg:x="17.381cm" svg:y="12.445cm">
            <text:p text:style-name="P4"><text:span text:style-name="T10">Tab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5" draw:layer="layout" svg:width="1.143cm" svg:height="0.357cm" svg:x="18.524cm" svg:y="12.445cm">
            <text:p text:style-name="P4"><text:span text:style-name="T10">…</text:span><text:span text:style-name="T10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4" draw:layer="layout" svg:width="4.575cm" svg:height="0.438cm" svg:x="15.095cm" svg:y="12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heckbox-checked" draw:style-name="gr20">
          <svg:title>checkbox-checked</svg:title>
          <svg:desc>mockup ui element</svg:desc>
          <draw:custom-shape draw:style-name="gr35" draw:text-style-name="P16" draw:layer="layout" svg:width="0.254cm" svg:height="0.254cm" svg:x="15.095cm" svg:y="17.123cm">
            <text:p text:style-name="P6"><text:span text:style-name="T10">Checkbox check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4" draw:layer="layout" svg:width="0.127cm" svg:height="0.127cm" draw:transform="rotate (1.5707963267949) translate (15.159cm 17.261cm)">
            <text:p/>
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 draw:name="slider">
          <svg:title>slider</svg:title>
          <svg:desc>mockup ui element</svg:desc>
          <draw:custom-shape draw:style-name="gr37" draw:text-style-name="P15" draw:layer="layout" svg:width="2.413cm" svg:height="0.025cm" svg:x="15.095cm" svg:y="10.955cm">
            <text:p text:style-name="P4"><text:span text:style-name="T10">Slid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5" draw:layer="layout" svg:width="0.203cm" svg:height="0.051cm" draw:transform="rotate (1.5707963267949) translate (15.73cm 11.06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video">
          <svg:title>video</svg:title>
          <svg:desc>mockup ui element</svg:desc>
          <draw:custom-shape draw:style-name="gr39" draw:text-style-name="P15" draw:layer="layout" svg:width="2.666cm" svg:height="1.037cm" svg:x="15.095cm" svg:y="8.988cm">
            <text:p text:style-name="P4"><text:span text:style-name="T10">Vide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254cm" svg:height="0.254cm" svg:x="16.301cm" svg:y="9.279cm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24" draw:text-style-name="P4" draw:layer="layout" svg:width="0.152cm" svg:height="0.152cm" svg:x="15.63cm" svg:y="10.08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4" draw:layer="layout" svg:width="0.102cm" svg:height="0.102cm" svg:x="15.655cm" svg:y="10.106cm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line draw:style-name="gr40" draw:text-style-name="P4" draw:layer="layout" svg:x1="15.884cm" svg:y1="10.157cm" svg:x2="16.9cm" svg:y2="10.157cm">
                <text:p/>
              </draw:line>
              <draw:custom-shape draw:style-name="gr38" draw:text-style-name="P15" draw:layer="layout" svg:width="0.152cm" svg:height="0.051cm" draw:transform="rotate (1.5707963267949) translate (16.114cm 10.233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24" draw:text-style-name="P4" draw:layer="layout" svg:width="0.102cm" svg:height="0.102cm" svg:x="17.229cm" svg:y="10.1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4" draw:layer="layout" svg:width="0.102cm" svg:height="0.102cm" svg:x="17.025cm" svg:y="10.106cm">
              <text:p/>
  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color-field">
          <svg:title>color-field</svg:title>
          <svg:desc>mockup ui element</svg:desc>
          <draw:custom-shape draw:style-name="gr41" draw:text-style-name="P20" draw:layer="layout" svg:width="2.667cm" svg:height="1.077cm" svg:x="15.095cm" svg:y="22.489cm">
            <text:p text:style-name="P19"><text:span text:style-name="T13">Color fie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178cm" svg:height="0.178cm" svg:x="17.457cm" svg:y="22.796cm">
            <text:p/>
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2" draw:text-style-name="P15" draw:layer="layout" svg:width="0.154cm" svg:height="0.762cm" svg:x="17.254cm" svg:y="22.7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4" draw:layer="layout" svg:width="1.878cm" svg:height="0.472cm" svg:x="15.249cm" svg:y="22.80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1" draw:layer="layout" svg:width="0.716cm" svg:height="0.127cm" svg:x="16.057cm" svg:y="23.358cm">
            <text:p text:style-name="P4"><text:span text:style-name="T14">#999999</text:span></text:p>
            <draw:enhanced-geometry svg:viewBox="0 0 21600 21600" draw:path-stretchpoint-x="10800" draw:path-stretchpoint-y="10800" draw:text-areas="?f3 ?f4 ?f5 ?f6" draw:type="round-rectangle" draw:modifiers="7593.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22" draw:layer="layout" svg:width="0.4cm" svg:height="0.162cm" svg:x="15.549cm" svg:y="23.323cm">
            <draw:text-box>
              <text:p><text:span text:style-name="T15">Color :</text:span></text:p>
            </draw:text-box>
          </draw:frame>
          <draw:custom-shape draw:style-name="gr25" draw:text-style-name="P4" draw:layer="layout" svg:width="0.127cm" svg:height="0.127cm" svg:x="15.403cm" svg:y="23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calendar field">
          <svg:title>calendar-field</svg:title>
          <svg:desc>mockup ui element</svg:desc>
          <draw:custom-shape draw:style-name="gr41" draw:text-style-name="P20" draw:layer="layout" svg:width="2.667cm" svg:height="1.077cm" svg:x="15.095cm" svg:y="21.031cm">
            <text:p text:style-name="P19"><text:span text:style-name="T13">Calendar field</text:span></text:p>
            <text:p text:style-name="P19"><text:span text:style-name="T12">Su Mo Tu We Th Fr Sa</text:span></text:p>
            <text:p text:style-name="P19"><text:span text:style-name="T12">1 <text:s text:c="3"/>2 <text:s text:c="3"/>3 <text:s text:c="3"/>4 <text:s text:c="3"/>5 <text:s text:c="3"/>6 <text:s text:c="2"/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178cm" svg:height="0.178cm" svg:x="17.425cm" svg:y="21.095cm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4" draw:text-style-name="P4" draw:layer="layout" svg:width="0.178cm" svg:height="0.178cm" svg:x="15.222cm" svg:y="21.107cm">
            <text:p/>
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4" draw:layer="layout" svg:width="0.377cm" svg:height="0.281cm" svg:x="16.619cm" svg:y="21.7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WYSIWYG editor">
          <svg:title>WYSIWYG editor</svg:title>
          <svg:desc>mockup ui element</svg:desc>
          <draw:custom-shape draw:style-name="gr45" draw:text-style-name="P23" draw:layer="layout" svg:width="2.666cm" svg:height="1.293cm" svg:x="15.095cm" svg:y="19.545cm">
            <text:p text:style-name="P6"><text:span text:style-name="T10">Textarea field</text:span></text:p>
            <text:p text:style-name="P6"><text:span text:style-name="T12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7" draw:text-style-name="P18" draw:layer="layout" svg:width="0.254cm" svg:height="0.916cm" svg:x="17.431cm" svg:y="19.804cm">
              <text:p text:style-name="P4"><text:span text:style-name="T12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4" draw:text-style-name="P4" draw:layer="layout" svg:width="0.178cm" svg:height="0.178cm" draw:transform="rotate (1.5707963267949) translate (17.469cm 20.669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4" draw:text-style-name="P4" draw:layer="layout" svg:width="0.178cm" svg:height="0.178cm" draw:transform="rotate (1.5707963267949) translate (17.469cm 20.034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46" draw:text-style-name="P24" draw:layer="layout" svg:width="2.666cm" svg:height="0.381cm" svg:x="15.096cm" svg:y="19.362cm">
            <text:p text:style-name="P4"><text:span text:style-name="T16">b</text:span><text:span text:style-name="T12"> <text:s text:c="2"/></text:span><text:span text:style-name="T17">i</text:span><text:span text:style-name="T12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" draw:layer="layout" svg:width="0.254cm" svg:height="0.281cm" svg:x="15.222cm" svg:y="19.4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" draw:layer="layout" svg:width="0.254cm" svg:height="0.281cm" svg:x="15.522cm" svg:y="19.4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" draw:layer="layout" svg:width="0.254cm" svg:height="0.281cm" svg:x="15.822cm" svg:y="19.4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5" draw:layer="layout" svg:width="0.711cm" svg:height="0.279cm" svg:x="16.162cm" svg:y="19.413cm">
            <text:p text:style-name="P4"><text:span text:style-name="T15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5" draw:layer="layout" svg:width="0.711cm" svg:height="0.279cm" svg:x="16.963cm" svg:y="19.413cm">
            <text:p text:style-name="P4"><text:span text:style-name="T15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success-flash-message">
          <svg:title>success-flash-message</svg:title>
          <svg:desc>mockup ui element</svg:desc>
          <draw:custom-shape draw:style-name="gr16" draw:text-style-name="P15" draw:layer="layout" svg:width="2.667cm" svg:height="0.381cm" svg:x="15.605cm" svg:y="25.342cm">
            <text:p text:style-name="P4"><text:span text:style-name="T10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" draw:text-style-name="P4" draw:layer="layout" svg:width="0.635cm" svg:height="0.381cm" svg:x="15.095cm" svg:y="25.34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0.254cm" svg:height="0.254cm" draw:transform="rotate (1.5707963267949) translate (15.285cm 25.659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warning-flash-message">
          <svg:title>warning-flash-message</svg:title>
          <svg:desc>mockup ui element</svg:desc>
          <draw:custom-shape draw:style-name="gr16" draw:text-style-name="P15" draw:layer="layout" svg:width="2.667cm" svg:height="0.381cm" svg:x="15.605cm" svg:y="25.977cm">
            <text:p text:style-name="P4"><text:span text:style-name="T10">Warning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" draw:text-style-name="P4" draw:layer="layout" svg:width="0.635cm" svg:height="0.381cm" svg:x="15.095cm" svg:y="25.97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7" draw:layer="layout" svg:width="0.329cm" svg:height="0.279cm" svg:x="15.248cm" svg:y="26.028cm">
              <text:p text:style-name="P26"><text:span text:style-name="T16">!</text:span>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 draw:name="error-flash-message">
          <svg:title>error-flash-message</svg:title>
          <svg:desc>mockup ui element</svg:desc>
          <draw:custom-shape draw:style-name="gr16" draw:text-style-name="P15" draw:layer="layout" svg:width="2.667cm" svg:height="0.381cm" svg:x="15.605cm" svg:y="26.585cm">
            <text:p text:style-name="P4"><text:span text:style-name="T10">Error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" draw:text-style-name="P15" draw:layer="layout" svg:width="0.635cm" svg:height="0.381cm" svg:x="15.095cm" svg:y="26.585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8" draw:layer="layout" svg:width="0.305cm" svg:height="0.305cm" svg:x="15.26cm" svg:y="26.623cm">
              <text:p text:style-name="P4"><text:span text:style-name="T16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-block" draw:style-name="gr48" draw:text-style-name="P30" draw:layer="layout" svg:width="2.667cm" svg:height="1.422cm" svg:x="15.098cm" svg:y="5.744cm">
          <svg:title>text block</svg:title>
          <svg:desc>ui mockup element</svg:desc>
          <text:p text:style-name="P29"><text:span text:style-name="T13">Text Block</text:span><text:span text:style-name="T18"> :</text:span><text:span text:style-name="T19"> </text:span><text:span text:style-name="T20">Lorem ipsum dolor sit amet, consectetuer adipiscing elit, sed diam nonummy nibh euismod tincidunt ut laoreet dolore magna aliquam erat volutpat.</text:span></text:p>
          <draw:enhanced-geometry svg:viewBox="0 0 21600 21600" draw:path-stretchpoint-x="10800" draw:path-stretchpoint-y="10800" draw:text-areas="?f3 ?f4 ?f5 ?f6" draw:type="round-rectangle" draw:modifiers="1921.58154859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mponent" draw:style-name="gr3" draw:text-style-name="P5" draw:layer="layout" svg:width="3.556cm" svg:height="0.508cm" svg:x="1.762cm" svg:y="15.097cm">
          <svg:title>component</svg:title>
          <svg:desc>Component : Object
-&gt; From UML Object symbol</svg:desc>
          <text:p text:style-name="P4"><text:span text:style-name="T3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rocess message" draw:style-name="gr4" draw:text-style-name="P31" draw:layer="layout" svg:width="3.556cm" svg:height="0.508cm" svg:x="1.662cm" svg:y="20.612cm">
          <svg:title>process-message</svg:title>
          <svg:desc>Process/Message : Action, Message, Use case, Notification
-&gt; From UML Action symbol </svg:desc>
          <text:p text:style-name="P4"><text:span text:style-name="T4">Process /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callout">
          <svg:title>callout</svg:title>
          <svg:desc>numbered callout annotation</svg:desc>
          <draw:custom-shape draw:style-name="gr3" draw:text-style-name="P5" xml:id="id1" draw:id="id1" draw:layer="layout" svg:width="0.508cm" svg:height="0.508cm" svg:x="6.842cm" svg:y="4.937cm">
            <text:p text:style-name="P4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-id" draw:style-name="gr49" draw:text-style-name="P32" draw:layer="layout" svg:x1="7.35cm" svg:y1="5.191cm" svg:x2="9.89cm" svg:y2="5.691cm" draw:start-shape="id1" draw:start-glue-point="1" svg:d="M7350 5191h1521v500h1019" svg:viewBox="0 0 2541 501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 text:style-name="P4"><text:span text:style-name="T21">Callout</text:span></text:p>
          </draw:connector>
        </draw:g>
        <draw:custom-shape draw:name="number" draw:style-name="gr3" draw:text-style-name="P5" draw:layer="layout" svg:width="0.508cm" svg:height="0.508cm" svg:x="10.733cm" svg:y="5.299cm">
          <svg:title>number</svg:title>
          <svg:desc>number</svg:desc>
          <text:p text:style-name="P4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" draw:style-name="gr50" draw:text-style-name="P33" draw:layer="layout" svg:width="0.381cm" svg:height="0.433cm" svg:x="6.742cm" svg:y="23.098cm">
          <svg:title>port</svg:title>
          <svg:desc>port (input or output)</svg:desc>
          <text:p text:style-name="P4"><text:span text:style-name="T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nd-node" draw:style-name="gr51" draw:text-style-name="P34" draw:layer="layout" svg:width="0.762cm" svg:height="0.381cm" svg:x="6.888cm" svg:y="20.297cm">
          <svg:title>and-node</svg:title>
          <svg:desc>logic node AND</svg:desc>
          <text:p text:style-name="P26"><text:span text:style-name="T23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itinial-start-node" draw:style-name="gr52" draw:text-style-name="P35" draw:layer="layout" svg:width="0.381cm" svg:height="0.381cm" svg:x="6.983cm" svg:y="17.637cm">
          <svg:title>initial-start-node</svg:title>
          <svg:desc>initial-start-node</svg:desc>
          <text:p text:style-name="P4"><text:span text:style-name="T2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decision-merge" draw:style-name="gr25" draw:text-style-name="P35" draw:layer="layout" svg:width="0.762cm" svg:height="0.508cm" svg:x="6.842cm" svg:y="16.875cm">
          <svg:title>decision</svg:title>
          <svg:desc>decision</svg:desc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partial-end-node" draw:style-name="gr27" draw:text-style-name="P36" draw:layer="layout" svg:width="0.381cm" svg:height="0.381cm" svg:x="6.969cm" svg:y="18.272cm">
          <svg:title>partial-end-node</svg:title>
          <svg:desc>ending one sequence but not all the activity</svg:desc>
          <text:p text:style-name="P4"><text:span text:style-name="T24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final-end-node">
          <svg:title>final-end-node</svg:title>
          <svg:desc>Final end node : ending all activity
</svg:desc>
          <draw:custom-shape draw:name="node" draw:style-name="gr24" draw:text-style-name="P35" draw:layer="layout" svg:width="0.381cm" svg:height="0.381cm" svg:x="6.969cm" svg:y="19.034cm">
            <svg:title>node</svg:title>
            <svg:desc>node</svg:desc>
            <text:p text:style-name="P4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node" draw:style-name="gr52" draw:text-style-name="P35" draw:layer="layout" svg:width="0.204cm" svg:height="0.204cm" svg:x="7.057cm" svg:y="19.122cm">
            <svg:title>node</svg:title>
            <svg:desc>node</svg:desc>
            <text:p text:style-name="P4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28" draw:layer="layout" svg:width="1.397cm" svg:height="0.508cm" svg:x="6.588cm" svg:y="15.351cm">
          <text:p text:style-name="P4"><text:span text:style-name="T16">Accept </text:span></text:p>
          <text:p text:style-name="P4"><text:span text:style-name="T16">even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28" draw:layer="layout" svg:width="1.397cm" svg:height="0.508cm" svg:x="6.588cm" svg:y="16.113cm">
          <text:p text:style-name="P4"><text:span text:style-name="T16">Send </text:span></text:p>
          <text:p text:style-name="P4"><text:span text:style-name="T16">sig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port2" draw:style-name="gr53" draw:text-style-name="P33" draw:layer="layout" svg:width="0.635cm" svg:height="0.433cm" svg:x="6.715cm" svg:y="23.733cm">
          <svg:title>port2</svg:title>
          <svg:desc>port (input and output)</svg:desc>
          <text:p text:style-name="P4"><text:span text:style-name="T22">&l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ontent-node" draw:style-name="gr27" draw:text-style-name="P37" draw:layer="layout" svg:width="0.381cm" svg:height="0.381cm" svg:x="6.958cm" svg:y="19.68cm">
          <svg:title>content-node</svg:title>
          <svg:desc>content-node</svg:desc>
          <text:p text:style-name="P4"><text:span text:style-name="T2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provided interface">
          <svg:title>provided interface</svg:title>
          <svg:desc>provided interface</svg:desc>
          <draw:custom-shape draw:style-name="gr24" draw:text-style-name="P35" xml:id="id2" draw:id="id2" draw:layer="layout" svg:width="0.381cm" svg:height="0.381cm" svg:x="9.351cm" svg:y="25.3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0" draw:text-style-name="P4" draw:layer="layout" draw:type="line" svg:x1="9.732cm" svg:y1="25.575cm" svg:x2="10.411cm" svg:y2="25.576cm" draw:start-shape="id2" draw:start-glue-point="10" svg:d="M9732 25575l679 1" svg:viewBox="0 0 680 2">
            <text:p/>
          </draw:connector>
        </draw:g>
        <draw:g draw:name="required interface">
          <svg:title>required interface</svg:title>
          <svg:desc>required interface</svg:desc>
          <draw:connector draw:style-name="gr40" draw:text-style-name="P4" draw:layer="layout" draw:type="line" svg:x1="9.829cm" svg:y1="26.239cm" svg:x2="10.525cm" svg:y2="26.236cm" draw:start-shape="id3" draw:start-glue-point="0" svg:d="M9829 26239l696-3" svg:viewBox="0 0 697 4">
            <text:p/>
          </draw:connector>
          <draw:custom-shape draw:style-name="gr24" draw:text-style-name="P4" xml:id="id3" draw:id="id3" draw:layer="layout" svg:width="0.508cm" svg:height="0.558cm" draw:transform="rotate (-1.55753182447974) translate (9.826cm 25.985cm)">
            <text:p/>
            <draw:enhanced-geometry svg:viewBox="0 0 21600 21600" draw:type="block-arc" draw:modifiers="159.024029358134 8473.3905698266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name="port3" draw:style-name="gr54" draw:text-style-name="P35" draw:layer="layout" svg:width="0.635cm" svg:height="0.433cm" svg:x="6.715cm" svg:y="24.495cm">
          <svg:title>port3</svg:title>
          <svg:desc>port  (input and output)</svg:desc>
          <text:p text:style-name="P4"><text:span text:style-name="T26">&l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fork-join" draw:style-name="gr25" draw:text-style-name="P4" draw:layer="layout" svg:width="2.54cm" svg:height="0.254cm" svg:x="8.62cm" svg:y="27.932cm">
          <svg:title>fork-join</svg:title>
          <svg:desc>fork-join</svg:desc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ogic2" draw:style-name="gr51" draw:text-style-name="P34" draw:layer="layout" svg:width="0.762cm" svg:height="0.381cm" svg:x="6.888cm" svg:y="20.805cm">
          <svg:title>or-node</svg:title>
          <svg:desc>logic node  OR</svg:desc>
          <text:p text:style-name="P26"><text:span text:style-name="T23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peration" draw:style-name="gr24" draw:text-style-name="P4" draw:layer="layout" svg:width="2.54cm" svg:height="0.254cm" draw:transform="rotate (-1.5707963267949) translate (7.477cm 26.019cm)">
          <svg:title>operation</svg:title>
          <svg:desc>operation</svg:desc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name="composition" draw:style-name="gr55" draw:text-style-name="P32" draw:layer="layout" svg:x1="6.453cm" svg:y1="11.033cm" svg:x2="9.953cm" svg:y2="11.533cm" svg:d="M6453 11033h1750v500h1750" svg:viewBox="0 0 3501 501">
          <svg:title>composition</svg:title>
          <svg:desc>"has-a" or whole/part relationship . parts are destroyed along with the whole

-&gt; From UML symbol (Use case diagram)
-&gt; From Entity/Relationship symbol </svg:desc>
          <text:p text:style-name="P4"><text:span text:style-name="T21">Composition</text:span></text:p>
        </draw:connector>
        <draw:connector draw:name="aggregation" draw:style-name="gr56" draw:text-style-name="P32" draw:layer="layout" svg:x1="6.38cm" svg:y1="12.076cm" svg:x2="9.88cm" svg:y2="12.576cm" svg:d="M6380 12076h1750v500h1750" svg:viewBox="0 0 3501 501">
          <svg:title>aggregation</svg:title>
          <svg:desc>"has-a" or whole/part relationship but destroying the whole  does not destroy parts

-&gt; From UML symbol (Use case diagram)
-&gt; From Entity/Relationship symbol </svg:desc>
          <text:p text:style-name="P4"><text:span text:style-name="T21">Aggregation</text:span></text:p>
        </draw:connector>
        <draw:connector draw:name="Specialisation" draw:style-name="gr57" draw:text-style-name="P32" draw:layer="layout" svg:x1="6.517cm" svg:y1="13.192cm" svg:x2="10.017cm" svg:y2="13.692cm" svg:d="M6517 13192h1750v500h1750" svg:viewBox="0 0 3501 501">
          <svg:title>specialisation</svg:title>
          <svg:desc>Inheritance "is-a" relationship

-&gt; From UML symbol (Use case diagram)
-&gt; From Entity/Relationship symbol </svg:desc>
          <text:p text:style-name="P4"><text:span text:style-name="T21">Specialisation</text:span></text:p>
        </draw:connector>
        <draw:connector draw:name="connector" draw:style-name="gr49" draw:text-style-name="P32" draw:layer="layout" svg:x1="6.842cm" svg:y1="7.639cm" svg:x2="10.342cm" svg:y2="8.139cm" svg:d="M6842 7639h1750v500h1750" svg:viewBox="0 0 3501 50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4"><text:span text:style-name="T21">Connector</text:span></text:p>
        </draw:connector>
        <draw:connector draw:name="dependency" draw:style-name="gr58" draw:text-style-name="P32" draw:layer="layout" svg:x1="6.39cm" svg:y1="9.936cm" svg:x2="9.89cm" svg:y2="10.436cm" svg:d="M6390 9936h1750v500h1750" svg:viewBox="0 0 3501 501">
          <svg:title>dependency</svg:title>
          <svg:desc>Direct relationship from client to supplier, stating that client is dependent on supplier

-&gt; From UML symbol (Use case diagram)
-&gt; From Entity/Relationship symbol </svg:desc>
          <text:p text:style-name="P4"><text:span text:style-name="T21">Dependency</text:span></text:p>
        </draw:connector>
        <draw:connector draw:name="Arrow" draw:style-name="gr49" draw:text-style-name="P32" draw:layer="layout" draw:type="line" svg:x1="6.842cm" svg:y1="6.761cm" svg:x2="10.335cm" svg:y2="6.779cm" svg:d="M6842 6761l3493 18" svg:viewBox="0 0 3494 19">
          <svg:title>Arrow</svg:title>
          <text:p text:style-name="P4"><text:span text:style-name="T21">Arrow</text:span></text:p>
        </draw:connector>
        <draw:frame draw:style-name="gr59" draw:text-style-name="P38" draw:layer="layout" svg:width="3.556cm" svg:height="0.635cm" svg:x="7.858cm" svg:y="16.875cm">
          <draw:text-box>
            <text:p><text:span text:style-name="T27">Decision/Merge <text:s/>node</text:span></text:p>
          </draw:text-box>
        </draw:frame>
        <draw:frame draw:style-name="gr60" draw:text-style-name="P38" draw:layer="layout" svg:width="3.002cm" svg:height="0.569cm" svg:x="7.985cm" svg:y="17.51cm">
          <draw:text-box>
            <text:p><text:span text:style-name="T27">Initial/Start node</text:span></text:p>
          </draw:text-box>
        </draw:frame>
        <draw:frame draw:style-name="gr59" draw:text-style-name="P38" draw:layer="layout" svg:width="5.969cm" svg:height="0.887cm" svg:x="7.858cm" svg:y="18.145cm">
          <draw:text-box>
            <text:p><text:span text:style-name="T27">Partial End <text:s/>node : ending one sequence but not all the activity</text:span></text:p>
          </draw:text-box>
        </draw:frame>
        <draw:frame draw:style-name="gr59" draw:text-style-name="P38" draw:layer="layout" svg:width="5.715cm" svg:height="0.635cm" svg:x="7.985cm" svg:y="19.034cm">
          <draw:text-box>
            <text:p><text:span text:style-name="T27">Final End node : ending all activity</text:span></text:p>
          </draw:text-box>
        </draw:frame>
        <draw:frame draw:style-name="gr59" draw:text-style-name="P38" draw:layer="layout" svg:width="2.54cm" svg:height="0.635cm" svg:x="7.858cm" svg:y="19.469cm">
          <draw:text-box>
            <text:p><text:span text:style-name="T27">Content node</text:span></text:p>
          </draw:text-box>
        </draw:frame>
        <draw:frame draw:style-name="gr60" draw:text-style-name="P38" draw:layer="layout" svg:width="4.118cm" svg:height="0.569cm" svg:x="7.612cm" svg:y="23.116cm">
          <draw:text-box>
            <text:p><text:span text:style-name="T27">Port (input or output)</text:span></text:p>
          </draw:text-box>
        </draw:frame>
        <draw:frame draw:style-name="gr61" draw:text-style-name="P38" draw:layer="layout" svg:width="3.81cm" svg:height="0.569cm" svg:x="7.666cm" svg:y="23.685cm">
          <draw:text-box>
            <text:p><text:span text:style-name="T27">Port (input and output)</text:span></text:p>
          </draw:text-box>
        </draw:frame>
        <draw:frame draw:style-name="gr61" draw:text-style-name="P38" draw:layer="layout" svg:width="3.991cm" svg:height="0.569cm" svg:x="7.739cm" svg:y="24.32cm">
          <draw:text-box>
            <text:p><text:span text:style-name="T27">Port (input and output)</text:span></text:p>
          </draw:text-box>
        </draw:frame>
        <draw:frame draw:style-name="gr59" draw:text-style-name="P38" draw:layer="layout" svg:width="3.048cm" svg:height="0.635cm" svg:x="10.779cm" svg:y="25.257cm">
          <draw:text-box>
            <text:p><text:span text:style-name="T27">Provided interface</text:span></text:p>
          </draw:text-box>
        </draw:frame>
        <draw:frame draw:style-name="gr59" draw:text-style-name="P38" draw:layer="layout" svg:width="3.048cm" svg:height="0.635cm" svg:x="10.779cm" svg:y="26.019cm">
          <draw:text-box>
            <text:p><text:span text:style-name="T27">Required interface</text:span></text:p>
          </draw:text-box>
        </draw:frame>
        <draw:frame draw:style-name="gr59" draw:text-style-name="P38" draw:layer="layout" svg:width="1.905cm" svg:height="0.635cm" svg:x="9.001cm" svg:y="27.162cm">
          <draw:text-box>
            <text:p><text:span text:style-name="T27">Fork/Join</text:span></text:p>
          </draw:text-box>
        </draw:frame>
        <draw:frame draw:style-name="gr59" draw:text-style-name="P38" draw:layer="layout" svg:width="1.905cm" svg:height="0.635cm" svg:x="6.461cm" svg:y="25.511cm">
          <draw:text-box>
            <text:p><text:span text:style-name="T27">Operation</text:span></text:p>
          </draw:text-box>
        </draw:frame>
        <draw:line draw:style-name="gr62" draw:text-style-name="P4" draw:layer="layout" svg:x1="6.207cm" svg:y1="3.413cm" svg:x2="6.207cm" svg:y2="28.7cm">
          <text:p/>
        </draw:line>
        <draw:line draw:style-name="gr62" draw:text-style-name="P4" draw:layer="layout" svg:x1="13.954cm" svg:y1="3.413cm" svg:x2="13.954cm" svg:y2="28.7cm">
          <text:p/>
        </draw:line>
        <draw:line draw:style-name="gr63" draw:text-style-name="P4" draw:layer="layout" svg:x1="20cm" svg:y1="4.556cm" svg:x2="1cm" svg:y2="4.556cm">
          <text:p/>
        </draw:line>
        <draw:line draw:style-name="gr63" draw:text-style-name="P4" draw:layer="layout" svg:x1="20cm" svg:y1="3.413cm" svg:x2="1cm" svg:y2="3.413cm">
          <text:p/>
        </draw:line>
        <draw:frame draw:style-name="gr64" draw:text-style-name="P39" draw:layer="layout" svg:width="4.028cm" svg:height="0.89cm" svg:x="1.544cm" svg:y="3.539cm">
          <draw:text-box>
            <text:p><text:span text:style-name="T28">DATA BOXES</text:span></text:p>
          </draw:text-box>
        </draw:frame>
        <draw:frame draw:style-name="gr64" draw:text-style-name="P39" draw:layer="layout" svg:width="5.544cm" svg:height="0.89cm" svg:x="7.477cm" svg:y="3.539cm">
          <draw:text-box>
            <text:p><text:span text:style-name="T28">RELATION NODES</text:span></text:p>
          </draw:text-box>
        </draw:frame>
        <draw:frame draw:style-name="gr64" draw:text-style-name="P39" draw:layer="layout" svg:width="4.545cm" svg:height="0.89cm" svg:x="14.835cm" svg:y="3.539cm">
          <draw:text-box>
            <text:p><text:span text:style-name="T28">UI <text:s/>ELEMENTS</text:span></text:p>
          </draw:text-box>
        </draw:frame>
        <draw:frame draw:style-name="gr59" draw:text-style-name="P38" draw:layer="layout" svg:width="2.54cm" svg:height="0.635cm" svg:x="11.287cm" svg:y="5.318cm">
          <draw:text-box>
            <text:p><text:span text:style-name="T27">Number / Step</text:span></text:p>
          </draw:text-box>
        </draw:frame>
        <draw:connector draw:name="realisation" draw:style-name="gr65" draw:text-style-name="P32" draw:layer="layout" svg:x1="6.461cm" svg:y1="14.089cm" svg:x2="9.961cm" svg:y2="14.589cm" svg:d="M6461 14089h1750v500h1750" svg:viewBox="0 0 3501 501">
          <svg:title>realisation</svg:title>
          <svg:desc>Implementation of a specification

-&gt; From UML symbol (Use case diagram)
-&gt; From Entity/Relationship symbol </svg:desc>
          <text:p text:style-name="P4"><text:span text:style-name="T21">Realisation</text:span></text:p>
        </draw:connector>
        <draw:line draw:style-name="gr63" draw:text-style-name="P4" draw:layer="layout" svg:x1="13.954cm" svg:y1="9.636cm" svg:x2="6.207cm" svg:y2="9.636cm">
          <text:p/>
        </draw:line>
        <draw:line draw:style-name="gr63" draw:text-style-name="P4" draw:layer="layout" svg:x1="13.955cm" svg:y1="8.774cm" svg:x2="6.208cm" svg:y2="8.774cm">
          <text:p/>
        </draw:line>
        <draw:frame draw:style-name="gr64" draw:text-style-name="P40" draw:layer="layout" svg:width="7.83cm" svg:height="0.611cm" svg:x="6.243cm" svg:y="8.874cm">
          <draw:text-box>
            <text:p><text:span text:style-name="T29">OPTIONAL DETAILS <text:s/>BUT LEGEND REQUIRED !</text:span></text:p>
          </draw:text-box>
        </draw:frame>
        <draw:frame draw:style-name="gr61" draw:text-style-name="P38" draw:layer="layout" svg:width="2.813cm" svg:height="0.569cm" svg:x="7.947cm" svg:y="20.243cm">
          <draw:text-box>
            <text:p><text:span text:style-name="T27">Logic node <text:s/>AND</text:span></text:p>
          </draw:text-box>
        </draw:frame>
        <draw:frame draw:style-name="gr61" draw:text-style-name="P38" draw:layer="layout" svg:width="2.813cm" svg:height="0.569cm" svg:x="7.966cm" svg:y="20.751cm">
          <draw:text-box>
            <text:p><text:span text:style-name="T27">Logic node <text:s/>OR</text:span></text:p>
          </draw:text-box>
        </draw:frame>
        <draw:frame draw:style-name="gr66" draw:text-style-name="P42" draw:layer="layout" svg:width="3.937cm" svg:height="1.088cm" svg:x="9.89cm" svg:y="9.763cm">
          <draw:text-box>
            <text:p text:style-name="P41"><text:span text:style-name="T30">Direct relationship from client to supplier, stating that client is dependent on supplier</text:span></text:p>
          </draw:text-box>
        </draw:frame>
        <draw:frame draw:style-name="gr66" draw:text-style-name="P42" draw:layer="layout" svg:width="3.937cm" svg:height="1.088cm" svg:x="9.89cm" svg:y="11.033cm">
          <draw:text-box>
            <text:p text:style-name="P41"><text:span text:style-name="T30">"has-a" or whole/part relationship . parts are destroyed along with the whole</text:span></text:p>
          </draw:text-box>
        </draw:frame>
        <draw:frame draw:style-name="gr66" draw:text-style-name="P42" draw:layer="layout" svg:width="3.937cm" svg:height="1.088cm" svg:x="9.89cm" svg:y="12.231cm">
          <draw:text-box>
            <text:p text:style-name="P41"><text:span text:style-name="T30">"has-a" or whole/part relationship but destroying the whole <text:s/>does not destroy parts</text:span></text:p>
          </draw:text-box>
        </draw:frame>
        <draw:frame draw:style-name="gr67" draw:text-style-name="P42" draw:layer="layout" svg:width="3.937cm" svg:height="0.53cm" svg:x="9.89cm" svg:y="13.448cm">
          <draw:text-box>
            <text:p text:style-name="P41"><text:span text:style-name="T30">Inheritance "is-a" relationship</text:span></text:p>
          </draw:text-box>
        </draw:frame>
        <draw:frame draw:style-name="gr66" draw:text-style-name="P42" draw:layer="layout" svg:width="3.937cm" svg:height="0.887cm" svg:x="9.892cm" svg:y="14.39cm">
          <draw:text-box>
            <text:p text:style-name="P41"><text:span text:style-name="T30">Implementation of a specification</text:span></text:p>
          </draw:text-box>
        </draw:frame>
        <draw:frame draw:name="range-value" draw:style-name="gr61" draw:text-style-name="P43" draw:layer="layout" svg:width="1.143cm" svg:height="0.581cm" svg:x="6.588cm" svg:y="22.336cm">
          <draw:text-box>
            <text:p text:style-name="P41"><text:span text:style-name="T22">0 .. 1</text:span></text:p>
          </draw:text-box>
          <svg:title>range-value</svg:title>
          <svg:desc>range value for parameters</svg:desc>
        </draw:frame>
        <draw:frame draw:style-name="gr61" draw:text-style-name="P38" draw:layer="layout" svg:width="4.383cm" svg:height="0.569cm" svg:x="7.709cm" svg:y="22.327cm">
          <draw:text-box>
            <text:p><text:span text:style-name="T27">Range value between <text:s/>0 and 1</text:span></text:p>
          </draw:text-box>
        </draw:frame>
        <draw:custom-shape draw:name="paramter2" draw:style-name="gr68" draw:text-style-name="P44" draw:layer="layout" svg:width="0.508cm" svg:height="0.433cm" svg:x="6.715cm" svg:y="21.903cm">
          <svg:title>paramter2</svg:title>
          <svg:desc>port (input and output)</svg:desc>
          <text:p text:style-name="P4"><text:span text:style-name="T3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arameter1" draw:style-name="gr69" draw:text-style-name="P44" draw:layer="layout" svg:width="2.159cm" svg:height="0.433cm" svg:x="6.715cm" svg:y="21.395cm">
          <svg:title>parameter1</svg:title>
          <svg:desc>port (input and output)</svg:desc>
          <text:p text:style-name="P4"><text:span text:style-name="T31">Mass m:k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38" draw:layer="layout" svg:width="2.224cm" svg:height="0.569cm" svg:x="8.809cm" svg:y="21.386cm">
          <draw:text-box>
            <text:p><text:span text:style-name="T27">Parameter 1</text:span></text:p>
          </draw:text-box>
        </draw:frame>
        <draw:frame draw:style-name="gr61" draw:text-style-name="P38" draw:layer="layout" svg:width="2.224cm" svg:height="0.569cm" svg:x="8.239cm" svg:y="21.894cm">
          <draw:text-box>
            <text:p><text:span text:style-name="T27">Parameter 2</text:span></text:p>
          </draw:text-box>
        </draw:frame>
        <draw:g draw:name="parametric-component">
          <svg:title>parametric-component</svg:title>
          <svg:desc>- With formulas
- With parameters, types and options</svg:desc>
          <draw:custom-shape draw:style-name="gr3" draw:text-style-name="P5" draw:layer="layout" svg:width="3.783cm" svg:height="0.508cm" svg:x="1.688cm" svg:y="24.776cm">
            <text:p text:style-name="P4"><text:span text:style-name="T3">Parametric compon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1" draw:layer="layout" svg:width="3.783cm" svg:height="1.705cm" svg:x="1.688cm" svg:y="26.808cm">
            <text:p text:style-name="P4"><text:span text:style-name="T32">Parameters</text:span></text:p>
            <text:p text:style-name="P41"><text:span text:style-name="T33">Force f : Newton</text:span></text:p>
            <text:p text:style-name="P41"><text:span text:style-name="T33">Mass m : kg</text:span></text:p>
            <text:p text:style-name="P41"><text:span text:style-name="T33">Acceleration a: m/s^2</text:span></text:p>
            <text:p text:style-name="P41"><text:span text:style-name="T3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45" draw:layer="layout" svg:width="3.783cm" svg:height="1.515cm" svg:x="1.688cm" svg:y="25.293cm">
            <text:p text:style-name="P4"><text:span text:style-name="T32">Constraints</text:span></text:p>
            <text:p text:style-name="P4"><text:span text:style-name="T33"/></text:p>
            <text:p text:style-name="P4"><text:span text:style-name="T34">f = m * a</text:span></text:p>
            <text:p text:style-name="P4"><text:span text:style-name="T3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port2" draw:style-name="gr68" draw:text-style-name="P33" draw:layer="layout" svg:width="0.634cm" svg:height="0.433cm" svg:x="1.381cm" svg:y="25.425cm">
          <svg:title>port2</svg:title>
          <svg:desc>port (input and output)</svg:desc>
          <text:p text:style-name="P4"><text:span text:style-name="T2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68" draw:text-style-name="P33" draw:layer="layout" svg:width="0.635cm" svg:height="0.433cm" svg:x="5.163cm" svg:y="25.753cm">
          <svg:title>port2</svg:title>
          <svg:desc>port (input and output)</svg:desc>
          <text:p text:style-name="P4"><text:span text:style-name="T2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68" draw:text-style-name="P33" draw:layer="layout" svg:width="0.608cm" svg:height="0.433cm" svg:x="1.407cm" svg:y="26.18cm">
          <svg:title>port2</svg:title>
          <svg:desc>port (input and output)</svg:desc>
          <text:p text:style-name="P4"><text:span text:style-name="T2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Clear and clean logo">
          <svg:title>Clear and Sane logo</svg:title>
          <svg:desc>logotype</svg:desc>
          <draw:custom-shape draw:style-name="gr72" draw:text-style-name="P46" draw:layer="layout" svg:width="1.524cm" svg:height="0.786cm" svg:x="2.143cm" svg:y="1cm">
            <text:p text:style-name="P1"><text:span text:style-name="T3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47" draw:layer="layout" svg:width="1.524cm" svg:height="0.786cm" svg:x="2.143cm" svg:y="1.762cm">
            <text:p text:style-name="P1"><text:span text:style-name="T3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8" draw:layer="layout" svg:width="0.356cm" svg:height="0.356cm" svg:x="2.727cm" svg:y="1.596cm">
            <text:p text:style-name="P1"><text:span text:style-name="T3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4" draw:text-style-name="P49" draw:layer="layout" svg:width="2.047cm" svg:height="0.607cm" svg:x="1.917cm" svg:y="2.464cm">
            <draw:text-box>
              <text:p><text:span text:style-name="T38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3000 6000" svg:d="M1500 0l1500 3000-1500 3000-1500-3000z"/>
    <draw:marker draw:name="Arrowheads_20_2" draw:display-name="Arrowheads 2" svg:viewBox="0 0 3000 6000" svg:d="M1500 0l1500 3000-1500 3000-1500-3000zM1500 447l-1276 2553 1276 2553 1276-2553z"/>
    <draw:marker draw:name="Arrowheads_20_3" draw:display-name="Arrowheads 3" svg:viewBox="0 0 3000 3000" svg:d="M1500 0l1500 3000h-3000zM1500 447l-1176 2353h2353z"/>
    <draw:marker draw:name="Arrowheads_20_4" draw:display-name="Arrowheads 4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7" draw:fill-hatch-name="Hatching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2-03T11:46:02.499000000</dc:date>
    <meta:editing-duration>PT7H54M37S</meta:editing-duration>
    <meta:editing-cycles>71</meta:editing-cycles>
    <meta:generator>LibreOffice/4.2.7.2$Windows_x86 LibreOffice_project/933c0aa564ec4f8883ed5732c866db48dca4dac5</meta:generator>
    <meta:document-statistic meta:object-count="223"/>
  </office:meta>
</office:document-meta>
</file>